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A2]*1)+([.B2]*2)+([.C2]*4)+([.D2]*8)+([.E2]*16)+([.F2]*32)+([.G2]*64)+([.H2]*128)+([.I2]*256)+([.J2]*512)" office:value-type="float" office:value="888" calcext:value-type="float">
            <text:p>888</text:p>
          </table:table-cell>
          <table:table-cell table:formula="of:=DEC2HEX([.K2])" office:value-type="string" office:string-value="378" calcext:value-type="string">
            <text:p>3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A3]*1)+([.B3]*2)+([.C3]*4)+([.D3]*8)+([.E3]*16)+([.F3]*32)+([.G3]*64)+([.H3]*128)+([.I3]*256)+([.J3]*512)" office:value-type="float" office:value="632" calcext:value-type="float">
            <text:p>632</text:p>
          </table:table-cell>
          <table:table-cell table:formula="of:=DEC2HEX([.K3])" office:value-type="string" office:string-value="278" calcext:value-type="string">
            <text:p>2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A4]*1)+([.B4]*2)+([.C4]*4)+([.D4]*8)+([.E4]*16)+([.F4]*32)+([.G4]*64)+([.H4]*128)+([.I4]*256)+([.J4]*512)" office:value-type="float" office:value="952" calcext:value-type="float">
            <text:p>952</text:p>
          </table:table-cell>
          <table:table-cell table:formula="of:=DEC2HEX([.K4])" office:value-type="string" office:string-value="3B8" calcext:value-type="string">
            <text:p>3B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2:34:55.900746453</meta:creation-date>
    <dc:date>2024-10-17T00:04:51.921951279</dc:date>
    <meta:editing-duration>P4DT21H19M41S</meta:editing-duration>
    <meta:editing-cycles>1</meta:editing-cycles>
    <meta:document-statistic meta:table-count="1" meta:cell-count="46" meta:object-count="0"/>
    <meta:generator>LibreOffice/24.2.6.2$Linux_X86_64 LibreOffice_project/420$Build-2</meta:generator>
  </office:meta>
</office:document-meta>
</file>